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1" svg:font-family="'Comic Sans MS', cursive"/>
    <style:font-face style:name="Liberation Serif1" svg:font-family="'Liberation Serif', serif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/>
    </style:style>
    <style:style style:name="表格1.A" style:family="table-column">
      <style:table-column-properties style:column-width="5.667cm" style:rel-column-width="21845*"/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C1" style:family="table-cell">
      <style:table-cell-properties style:vertical-align="middle" fo:padding="0.101cm" fo:border="0.05pt solid #000000"/>
    </style:style>
    <style:style style:name="表格1.A2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表格1.C2" style:family="table-cell">
      <style:table-cell-properties style:vertical-align="middle"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style:font-name-asian="標楷體"/>
    </style:style>
    <style:style style:name="P2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-asian="標楷體" style:font-weight-asian="bold"/>
    </style:style>
    <style:style style:name="P3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style:font-name-asian="標楷體"/>
    </style:style>
    <style:style style:name="P4" style:family="paragraph" style:parent-style-name="Table_20_Contents">
      <style:paragraph-properties fo:margin-top="0.101cm" fo:margin-bottom="0.101cm" style:contextual-spacing="false" fo:line-height="100%" fo:text-align="center" style:justify-single-word="false"/>
    </style:style>
    <style:style style:name="P5" style:family="paragraph" style:parent-style-name="Table_20_Contents">
      <style:paragraph-properties fo:margin-top="0.101cm" fo:margin-bottom="0.101cm" style:contextual-spacing="false" fo:line-height="100%" fo:text-align="start" style:justify-single-word="false"/>
      <style:text-properties style:font-name="Comic Sans MS1" fo:language="en" fo:country="US"/>
    </style:style>
    <style:style style:name="T1" style:family="text">
      <style:text-properties fo:color="#c9211e" loext:opacity="100%"/>
    </style:style>
    <style:style style:name="T2" style:family="text">
      <style:text-properties style:font-name-asian="標楷體"/>
    </style:style>
    <style:style style:name="T3" style:family="text">
      <style:text-properties style:font-name="Liberation Serif1" fo:language="en" fo:country="US"/>
    </style:style>
    <style:style style:name="T4" style:family="text">
      <style:text-properties style:text-position="-8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二階魔方公式--OLL</text:h>
      <text:p text:style-name="Standard"/>
      <table:table table:name="表格1" table:style-name="表格1">
        <table:table-column table:style-name="表格1.A" table:number-columns-repeated="3"/>
        <table:table-row table:style-name="TableLine1930952988928">
          <table:table-cell table:style-name="表格1.A1" office:value-type="string">
            <text:p text:style-name="P2">說明</text:p>
          </table:table-cell>
          <table:table-cell table:style-name="表格1.A1" office:value-type="string">
            <text:p text:style-name="P2">圖示</text:p>
          </table:table-cell>
          <table:table-cell table:style-name="表格1.C1" office:value-type="string">
            <text:p text:style-name="P2">解法</text:p>
          </table:table-cell>
        </table:table-row>
        <table:table-row table:style-name="TableLine1930952996272">
          <table:table-cell table:style-name="表格1.A2" office:value-type="string">
            <text:p text:style-name="P3">一條線公式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F + R U R’ U’ + F’</text:p>
          </table:table-cell>
        </table:table-row>
        <table:table-row table:style-name="TableLine1930952996000">
          <table:table-cell table:style-name="表格1.A2" office:value-type="string">
            <text:p text:style-name="P3">順時針翻三角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R U R’ U R U2 R’</text:p>
          </table:table-cell>
        </table:table-row>
        <table:table-row table:style-name="TableLine1930952990832">
          <table:table-cell table:style-name="表格1.A2" office:value-type="string">
            <text:p text:style-name="P3">逆時針翻三角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L’ U’ L U’ L’ U2 L</text:p>
          </table:table-cell>
        </table:table-row>
        <table:table-row table:style-name="TableLine1930952997360">
          <table:table-cell table:style-name="表格1.A2" office:value-type="string">
            <text:p text:style-name="P3">翻兩角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R U R’ U’ + R’ F R F’</text:p>
          </table:table-cell>
        </table:table-row>
        <table:table-row table:style-name="TableLine1930952985120">
          <table:table-cell table:style-name="表格1.A2" office:value-type="string">
            <text:p text:style-name="P3">翻兩角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F R’ F’ R + U R U’ R’</text:p>
          </table:table-cell>
        </table:table-row>
        <table:table-row table:style-name="TableLine1930952986752">
          <table:table-cell table:style-name="表格1.A2" office:value-type="string">
            <text:p text:style-name="P4"><text:span text:style-name="T2">翻四腳</text:span><text:span text:style-name="T3">(</text:span><text:span text:style-name="T2">兔兔</text:span><text:span text:style-name="T3">)</text:span>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F + ( R U R’ U’ ) <text:span text:style-name="T4">x2</text:span> +F’</text:p>
          </table:table-cell>
        </table:table-row>
        <table:table-row table:style-name="TableLine1930952990016">
          <table:table-cell table:style-name="表格1.A2" office:value-type="string">
            <text:p text:style-name="P3">翻四角</text:p>
          </table:table-cell>
          <table:table-cell table:style-name="表格1.A2" office:value-type="string">
            <text:p text:style-name="P4"/>
          </table:table-cell>
          <table:table-cell table:style-name="表格1.C2" office:value-type="string">
            <text:p text:style-name="P5">R2 U2 R’ U2 R2 <text:span text:style-name="T1">or</text:span></text:p>
            <text:p text:style-name="P5">R2 U2 R U2 R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1" svg:font-family="'Comic Sans MS', cursive"/>
    <style:font-face style:name="Liberation Serif1" svg:font-family="'Liberation Serif', serif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06:34.264000000</dc:date>
    <meta:editing-duration>PT15M1S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19" meta:word-count="108" meta:character-count="198" meta:non-whitespace-character-count="145"/>
  </office:meta>
</office:document-meta>
</file>